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bff37" style:font-size-asian="14pt" style:font-size-complex="14pt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handas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Chandas" fo:font-size="14pt" fo:font-weight="bold" officeooo:rsid="001bff37" officeooo:paragraph-rsid="001bff37" style:font-size-asian="14pt" style:font-weight-asian="bold" style:font-size-complex="14pt" style:font-weight-complex="bold"/>
    </style:style>
    <style:style style:name="T1" style:family="text">
      <style:text-properties style:font-name="Chandas"/>
    </style:style>
    <style:style style:name="T2" style:family="text">
      <style:text-properties style:font-name="Chandas" fo:font-weight="bold" style:font-weight-asian="bold" style:font-weight-complex="bold"/>
    </style:style>
    <style:style style:name="T3" style:family="text">
      <style:text-properties style:font-name="Chandas" fo:font-size="20pt" fo:font-weight="bold" style:font-size-asian="20pt" style:font-weight-asian="bold" style:font-size-complex="2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Не большое отступление</text:p>
      <text:p text:style-name="P1">Я изучаю язык программирования Java по книге Шилдта "Java8 полное руководство", и все полученные знания пытаюсь применить в этом проекте. Я не говорю о том что вся банковская система выглядит так, просто на её примере пытаюсь показать что я умею. На момент написания этого файла я изучаю наследования в ООП.</text:p>
      <text:p text:style-name="P1"/>
      <text:p text:style-name="P1">Также у меня есть опыт разработки веб-приложений на JavaScript, и если у вас установлен Node.js и NPM, то вы сможени увидет и их</text:p>
      <text:p text:style-name="P1"/>
      <text:p text:style-name="P4">Описание работы</text:p>
      <text:p text:style-name="P1">Я ещё не изучи Java FX для создания графической оболочки и Java EE для того чтобы представить проект в виде дектопного или веб-приложения. Но всё работает в виде консольно приложения.</text:p>
      <text:p text:style-name="P1"/>
      <text:p text:style-name="P1">В Bank_System я написал банковскую логику и там же оставил файл README.md, о которой сейчас пойдёт речь.</text:p>
      <text:p text:style-name="P1"/>
      <text:p text:style-name="P4">Bank</text:p>
      <text:p text:style-name="P1">Сама логика начинается с объекта Bank или класса Bank.class, объект Bank хранит в себе переменные названия банка, массив объктов Client, о котором я расскажу далее, и счётчик. В будующем я хочу поменять массив на базу данных SQL с СУБД PostgreSQL или MySQL. И определён конструктор, в котором инициализируется количество яйчеек в массиве и название банка.</text:p>
      <text:p text:style-name="P1"/>
      <text:p text:style-name="P1"><text:span text:style-name="T3">Client</text:span></text:p>
      <text:p text:style-name="P1">Класс Client хранит в себе номер карты как id, баланс, статус блокировки (заблокирован или нет), пароль, пароль наоборот (слышал что это необходимо, если человека заставляют снять с карты). кодовое слово, счётчик для того, чтобы считать количество неправильно отправленных паролей на этот счёт, и ссылка на объект User к которому привязан Client. Так же определён конструктор, через который все эти поля инициализируются.</text:p>
      <text:p text:style-name="P1"/>
      <text:p text:style-name="P4">User</text:p>
      <text:p text:style-name="P1"><text:soft-page-break/>У объекта User есть поля для хранения имени и фамилии пользователя, а также статистическая переменная cout для хранения количества пользователей, через которое инициализируется переменная passport, представляющая из себя просто порядковый номер пользователя.</text:p>
      <text:p text:style-name="P1"/>
      <text:p text:style-name="P3">Status</text:p>
      <text:p text:style-name="P1">Status - это перечисление. Хранит в себе статусы перевода, списания, зачисления денег и т.д.</text:p>
      <text:p text:style-name="P1"/>
      <text:p text:style-name="P1">## Проект</text:p>
      <text:p text:style-name="P2">В классе Bank определены методы для снятия со счёта, зачисления на счёт и переврда денег между счетами. </text:p>
      <text:p text:style-name="P2"/>
      <text:p text:style-name="P5">Позже</text:p>
      <text:p text:style-name="P2">Позже я хочу изучить Java EE и связать эти классы с веб-приложением и базой данных, и фронтальную часть сделать на JS. В файле Program.java показано как работает программа. Запустить её и посмотреть результат можно в терминале или командной строке через javac Bank_System/Program.java &amp;&amp; java Bank_System.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Symbola" svg:font-family="Symb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30:30.761503532</meta:creation-date>
    <dc:date>2019-07-25T20:35:26.478954984</dc:date>
    <meta:editing-duration>PT4M59S</meta:editing-duration>
    <meta:editing-cycles>1</meta:editing-cycles>
    <meta:document-statistic meta:table-count="0" meta:image-count="0" meta:object-count="0" meta:page-count="2" meta:paragraph-count="18" meta:word-count="356" meta:character-count="2336" meta:non-whitespace-character-count="1997"/>
    <meta:generator>LibreOffice/6.0.7.3$Linux_X86_64 LibreOffice_project/00m0$Build-3</meta:generator>
  </office:meta>
</office:document-meta>
</file>